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0152777777778cm" style:use-optimal-column-width="true"/>
    </style:style>
    <style:style style:name="co2" style:family="table-column">
      <style:table-column-properties fo:break-before="auto" style:column-width="7.91986111111111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6652777777778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4388888888889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9138888888889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9138888888889cm"/>
    </style:style>
    <style:style style:name="co16" style:family="table-column">
      <style:table-column-properties fo:break-before="auto" style:column-width="12.1531944444444cm" style:use-optimal-column-width="true"/>
    </style:style>
    <style:style style:name="co17" style:family="table-column">
      <style:table-column-properties fo:break-before="auto" style:column-width="4.62138888888889cm" style:use-optimal-column-width="true"/>
    </style:style>
    <style:style style:name="co18" style:family="table-column">
      <style:table-column-properties fo:break-before="auto" style:column-width="11.6063888888889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262" table:style-name="ce31">
            <text:p>8262</text:p>
          </table:table-cell>
          <table:table-cell office:value-type="float" office:value="7334.2199999999948" table:style-name="ce34">
            <text:p>7334.22</text:p>
          </table:table-cell>
          <table:table-cell office:value-type="float" office:value="13882" table:style-name="ce51">
            <text:p>13882</text:p>
          </table:table-cell>
          <table:table-cell office:value-type="float" office:value="12848.08000000002" table:style-name="ce52">
            <text:p>12848.08</text:p>
          </table:table-cell>
          <table:table-cell office:value-type="float" office:value="7818" table:style-name="ce54">
            <text:p>7818</text:p>
          </table:table-cell>
          <table:table-cell office:value-type="float" office:value="7551.8800000000056" table:style-name="ce67">
            <text:p>7551.88</text:p>
          </table:table-cell>
          <table:table-cell office:value-type="float" office:value="2738" table:style-name="ce69">
            <text:p>2738</text:p>
          </table:table-cell>
          <table:table-cell office:value-type="float" office:value="2674.9700000000007" table:style-name="ce70">
            <text:p>2674.97</text:p>
          </table:table-cell>
          <table:table-cell office:value-type="float" office:value="260" table:style-name="ce84">
            <text:p>260</text:p>
          </table:table-cell>
          <table:table-cell office:value-type="float" office:value="256.49" table:style-name="ce87">
            <text:p>256.49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90">
            <text:p>1.00</text:p>
          </table:table-cell>
          <table:table-cell office:value-type="float" office:value="32961" table:content-validation-name="val2" table:style-name="ce103">
            <text:p>32,961</text:p>
          </table:table-cell>
          <table:table-cell office:value-type="float" office:value="30666.640000000021" table:content-validation-name="val2" table:style-name="ce104">
            <text:p>30,666.64</text:p>
          </table:table-cell>
          <table:table-cell office:value-type="float" office:value="1418" table:style-name="ce106">
            <text:p>1418</text:p>
          </table:table-cell>
          <table:table-cell office:value-type="float" office:value="1337.4899999999984" table:style-name="ce107">
            <text:p>1337.49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418" table:style-name="ce141">
            <text:p>1,418</text:p>
          </table:table-cell>
          <table:table-cell office:value-type="float" office:value="1337.4899999999984" table:style-name="ce143">
            <text:p>1,337.49</text:p>
          </table:table-cell>
          <table:table-cell office:value-type="float" office:value="34379" table:content-validation-name="val2" table:style-name="ce142">
            <text:p>34,379</text:p>
          </table:table-cell>
          <table:table-cell office:value-type="float" office:value="32004.130000000019" table:content-validation-name="val2" table:style-name="ce144">
            <text:p>32,004.13</text:p>
          </table:table-cell>
          <table:table-cell office:value-type="currency" office:value="82237939.169999987" table:content-validation-name="val1" table:style-name="ce12">
            <text:p>£82,237,939.17</text:p>
          </table:table-cell>
          <table:table-cell office:value-type="currency" office:value="10753275.459999992" table:content-validation-name="val1" table:style-name="ce12">
            <text:p>£10,753,275.46</text:p>
          </table:table-cell>
          <table:table-cell office:value-type="currency" office:value="2174610.2599999998" table:content-validation-name="val1" table:style-name="ce12">
            <text:p>£2,174,610.26</text:p>
          </table:table-cell>
          <table:table-cell office:value-type="currency" office:value="2014969.7100000002" table:content-validation-name="val1" table:style-name="ce12">
            <text:p>£2,014,969.71</text:p>
          </table:table-cell>
          <table:table-cell office:value-type="currency" office:value="17064855.870000001" table:content-validation-name="val1" table:style-name="ce12">
            <text:p>£17,064,855.87</text:p>
          </table:table-cell>
          <table:table-cell office:value-type="currency" office:value="8628307.290000001" table:content-validation-name="val1" table:style-name="ce12">
            <text:p>£8,628,307.29</text:p>
          </table:table-cell>
          <table:table-cell office:value-type="currency" office:value="122873957.75999999" table:style-name="ce13">
            <text:p>£122,873,957.76</text:p>
          </table:table-cell>
          <table:table-cell office:value-type="currency" office:value="11365703.85" table:content-validation-name="val1" table:style-name="ce14">
            <text:p>£11,365,703.85</text:p>
          </table:table-cell>
          <table:table-cell office:value-type="currency" office:value="6439163" table:content-validation-name="val1" table:style-name="ce14">
            <text:p>£6,439,163.00</text:p>
          </table:table-cell>
          <table:table-cell office:value-type="currency" office:value="17804866.850000001" table:style-name="ce13">
            <text:p>£17,804,866.85</text:p>
          </table:table-cell>
          <table:table-cell office:value-type="currency" office:value="140678824.60999998" table:style-name="ce15">
            <text:p>£140,678,824.6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81" table:style-name="ce32">
            <text:p>381</text:p>
          </table:table-cell>
          <table:table-cell office:value-type="float" office:value="300.74400000000003" table:style-name="ce33">
            <text:p>300.74</text:p>
          </table:table-cell>
          <table:table-cell office:value-type="float" office:value="274" table:style-name="ce50">
            <text:p>274</text:p>
          </table:table-cell>
          <table:table-cell office:value-type="float" office:value="244.45999999999998" table:style-name="ce53">
            <text:p>244.46</text:p>
          </table:table-cell>
          <table:table-cell office:value-type="float" office:value="344" table:style-name="ce55">
            <text:p>344</text:p>
          </table:table-cell>
          <table:table-cell office:value-type="float" office:value="326.92599999999999" table:style-name="ce66">
            <text:p>326.93</text:p>
          </table:table-cell>
          <table:table-cell office:value-type="float" office:value="55" table:style-name="ce68">
            <text:p>55</text:p>
          </table:table-cell>
          <table:table-cell office:value-type="float" office:value="53.941000000000003" table:style-name="ce71">
            <text:p>53.94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69" table:content-validation-name="val2" table:style-name="ce102">
            <text:p>1,069</text:p>
          </table:table-cell>
          <table:table-cell office:value-type="float" office:value="935.86099999999988" table:content-validation-name="val2" table:style-name="ce105">
            <text:p>935.86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5" table:style-name="ce140">
            <text:p>5</text:p>
          </table:table-cell>
          <table:table-cell office:value-type="float" office:value="5" table:style-name="ce153">
            <text:p>5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5" table:style-name="ce171">
            <text:p>5</text:p>
          </table:table-cell>
          <table:table-cell office:value-type="float" office:value="5" table:style-name="ce173">
            <text:p>5.00</text:p>
          </table:table-cell>
          <table:table-cell office:value-type="float" office:value="1074" table:content-validation-name="val2" table:style-name="ce145">
            <text:p>1,074</text:p>
          </table:table-cell>
          <table:table-cell office:value-type="float" office:value="940.86099999999988" table:content-validation-name="val2" table:style-name="ce172">
            <text:p>940.86</text:p>
          </table:table-cell>
          <table:table-cell office:value-type="currency" office:value="2451605.9499999899" table:content-validation-name="val1" table:style-name="ce12">
            <text:p>£2,451,605.95</text:p>
          </table:table-cell>
          <table:table-cell office:value-type="currency" office:value="53309.779999999955" table:content-validation-name="val1" table:style-name="ce12">
            <text:p>£53,309.7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8322.779999999955" table:content-validation-name="val1" table:style-name="ce12">
            <text:p>£68,322.78</text:p>
          </table:table-cell>
          <table:table-cell office:value-type="currency" office:value="499780.82999999722" table:content-validation-name="val1" table:style-name="ce12">
            <text:p>£499,780.83</text:p>
          </table:table-cell>
          <table:table-cell office:value-type="currency" office:value="248573.76999999935" table:content-validation-name="val1" table:style-name="ce12">
            <text:p>£248,573.77</text:p>
          </table:table-cell>
          <table:table-cell office:value-type="currency" office:value="3321593.1099999864" table:style-name="ce13">
            <text:p>£3,321,593.11</text:p>
          </table:table-cell>
          <table:table-cell office:value-type="currency" office:value="142888.28999999998" table:content-validation-name="val1" table:style-name="ce14">
            <text:p>£142,888.29</text:p>
          </table:table-cell>
          <table:table-cell office:value-type="currency" office:value="216735.37" table:content-validation-name="val1" table:style-name="ce14">
            <text:p>£216,735.37</text:p>
          </table:table-cell>
          <table:table-cell office:value-type="currency" office:value="359623.66" table:style-name="ce13">
            <text:p>£359,623.66</text:p>
          </table:table-cell>
          <table:table-cell office:value-type="currency" office:value="3681216.7699999865" table:style-name="ce15">
            <text:p>£3,681,216.7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97" table:style-name="ce30">
            <text:p>197</text:p>
          </table:table-cell>
          <table:table-cell office:value-type="float" office:value="190.4" table:style-name="ce35">
            <text:p>190.40</text:p>
          </table:table-cell>
          <table:table-cell office:value-type="float" office:value="495" table:style-name="ce42">
            <text:p>495</text:p>
          </table:table-cell>
          <table:table-cell office:value-type="float" office:value="480.1" table:style-name="ce49">
            <text:p>480.10</text:p>
          </table:table-cell>
          <table:table-cell office:value-type="float" office:value="265" table:style-name="ce56">
            <text:p>265</text:p>
          </table:table-cell>
          <table:table-cell office:value-type="float" office:value="257.10000000000002" table:style-name="ce57">
            <text:p>257.10</text:p>
          </table:table-cell>
          <table:table-cell office:value-type="float" office:value="42" table:style-name="ce60">
            <text:p>42</text:p>
          </table:table-cell>
          <table:table-cell office:value-type="float" office:value="41.8" table:style-name="ce79">
            <text:p>41.80</text:p>
          </table:table-cell>
          <table:table-cell office:value-type="float" office:value="12" table:style-name="ce81">
            <text:p>12</text:p>
          </table:table-cell>
          <table:table-cell office:value-type="float" office:value="11.6" table:style-name="ce82">
            <text:p>11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18" table:content-validation-name="val2" table:style-name="ce102">
            <text:p>1,018</text:p>
          </table:table-cell>
          <table:table-cell office:value-type="float" office:value="982.5" table:content-validation-name="val2" table:style-name="ce116">
            <text:p>982.50</text:p>
          </table:table-cell>
          <table:table-cell office:value-type="float" office:value="29" table:style-name="ce119">
            <text:p>29</text:p>
          </table:table-cell>
          <table:table-cell office:value-type="float" office:value="27.7" table:style-name="ce122">
            <text:p>27.7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5" table:style-name="ce133">
            <text:p>5</text:p>
          </table:table-cell>
          <table:table-cell office:value-type="float" office:value="2.2999999999999998" table:style-name="ce160">
            <text:p>2.3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34" table:style-name="ce171">
            <text:p>34</text:p>
          </table:table-cell>
          <table:table-cell office:value-type="float" office:value="30" table:style-name="ce146">
            <text:p>30.00</text:p>
          </table:table-cell>
          <table:table-cell office:value-type="float" office:value="1052" table:content-validation-name="val2" table:style-name="ce145">
            <text:p>1,052</text:p>
          </table:table-cell>
          <table:table-cell office:value-type="float" office:value="1012.5" table:content-validation-name="val2" table:style-name="ce148">
            <text:p>1,012.50</text:p>
          </table:table-cell>
          <table:table-cell office:value-type="currency" office:value="2685038.6" table:content-validation-name="val1" table:style-name="ce12">
            <text:p>£2,685,038.60</text:p>
          </table:table-cell>
          <table:table-cell office:value-type="currency" office:value="345696" table:content-validation-name="val1" table:style-name="ce12">
            <text:p>£345,69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87506" table:content-validation-name="val1" table:style-name="ce12">
            <text:p>£87,506.00</text:p>
          </table:table-cell>
          <table:table-cell office:value-type="currency" office:value="590991" table:content-validation-name="val1" table:style-name="ce12">
            <text:p>£590,991.00</text:p>
          </table:table-cell>
          <table:table-cell office:value-type="currency" office:value="343735" table:content-validation-name="val1" table:style-name="ce12">
            <text:p>£343,735.00</text:p>
          </table:table-cell>
          <table:table-cell office:value-type="currency" office:value="4052966.6" table:style-name="ce13">
            <text:p>£4,052,966.60</text:p>
          </table:table-cell>
          <table:table-cell office:value-type="currency" office:value="187471" table:content-validation-name="val1" table:style-name="ce14">
            <text:p>£187,471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87471" table:style-name="ce13">
            <text:p>£187,471.00</text:p>
          </table:table-cell>
          <table:table-cell office:value-type="currency" office:value="4240437.5999999996" table:style-name="ce15">
            <text:p>£4,240,437.6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" table:style-name="ce37">
            <text:p>4</text:p>
          </table:table-cell>
          <table:table-cell office:value-type="float" office:value="3.6" table:style-name="ce39">
            <text:p>3.60</text:p>
          </table:table-cell>
          <table:table-cell office:value-type="float" office:value="9" table:style-name="ce44">
            <text:p>9</text:p>
          </table:table-cell>
          <table:table-cell office:value-type="float" office:value="8.8000000000000007" table:style-name="ce48">
            <text:p>8.80</text:p>
          </table:table-cell>
          <table:table-cell office:value-type="float" office:value="40" table:style-name="ce61">
            <text:p>40</text:p>
          </table:table-cell>
          <table:table-cell office:value-type="float" office:value="39.799999999999997" table:style-name="ce58">
            <text:p>39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5" table:content-validation-name="val2" table:style-name="ce102">
            <text:p>55</text:p>
          </table:table-cell>
          <table:table-cell office:value-type="float" office:value="53.999999999999993" table:content-validation-name="val2" table:style-name="ce117">
            <text:p>54.00</text:p>
          </table:table-cell>
          <table:table-cell office:value-type="float" office:value="2" table:style-name="ce120">
            <text:p>2</text:p>
          </table:table-cell>
          <table:table-cell office:value-type="float" office:value="1.6" table:style-name="ce121">
            <text:p>1.6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2" table:style-name="ce171">
            <text:p>2</text:p>
          </table:table-cell>
          <table:table-cell office:value-type="float" office:value="1.6" table:style-name="ce147">
            <text:p>1.60</text:p>
          </table:table-cell>
          <table:table-cell office:value-type="float" office:value="57" table:content-validation-name="val2" table:style-name="ce145">
            <text:p>57</text:p>
          </table:table-cell>
          <table:table-cell office:value-type="float" office:value="55.599999999999994" table:content-validation-name="val2" table:style-name="ce149">
            <text:p>55.60</text:p>
          </table:table-cell>
          <table:table-cell office:value-type="currency" office:value="186456.93" table:content-validation-name="val1" table:style-name="ce12">
            <text:p>£186,456.93</text:p>
          </table:table-cell>
          <table:table-cell office:value-type="currency" office:value="989.67" table:content-validation-name="val1" table:style-name="ce12">
            <text:p>£989.67</text:p>
          </table:table-cell>
          <table:table-cell office:value-type="currency" office:value="3673" table:content-validation-name="val1" table:style-name="ce12">
            <text:p>£3,673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7186" table:content-validation-name="val1" table:style-name="ce12">
            <text:p>£37,186.00</text:p>
          </table:table-cell>
          <table:table-cell office:value-type="currency" office:value="20648.060000000001" table:content-validation-name="val1" table:style-name="ce12">
            <text:p>£20,648.06</text:p>
          </table:table-cell>
          <table:table-cell office:value-type="currency" office:value="248953.66" table:style-name="ce13">
            <text:p>£248,953.66</text:p>
          </table:table-cell>
          <table:table-cell office:value-type="currency" office:value="3286" table:content-validation-name="val1" table:style-name="ce14">
            <text:p>£3,286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3286" table:style-name="ce13">
            <text:p>£3,286.00</text:p>
          </table:table-cell>
          <table:table-cell office:value-type="currency" office:value="252239.66" table:style-name="ce15">
            <text:p>£252,239.6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83" table:style-name="ce36">
            <text:p>83</text:p>
          </table:table-cell>
          <table:table-cell office:value-type="float" office:value="69.78" table:style-name="ce38">
            <text:p>69.78</text:p>
          </table:table-cell>
          <table:table-cell office:value-type="float" office:value="90" table:style-name="ce45">
            <text:p>90</text:p>
          </table:table-cell>
          <table:table-cell office:value-type="float" office:value="89.13" table:style-name="ce47">
            <text:p>89.13</text:p>
          </table:table-cell>
          <table:table-cell office:value-type="float" office:value="69" table:style-name="ce62">
            <text:p>69</text:p>
          </table:table-cell>
          <table:table-cell office:value-type="float" office:value="68.72" table:style-name="ce64">
            <text:p>68.72</text:p>
          </table:table-cell>
          <table:table-cell office:value-type="float" office:value="17" table:style-name="ce72">
            <text:p>17</text:p>
          </table:table-cell>
          <table:table-cell office:value-type="float" office:value="16.5" table:style-name="ce74">
            <text:p>16.50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92">
            <text:p>5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70" table:content-validation-name="val2" table:style-name="ce102">
            <text:p>270</text:p>
          </table:table-cell>
          <table:table-cell office:value-type="float" office:value="250.25" table:content-validation-name="val2" table:style-name="ce111">
            <text:p>250.25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5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3" table:style-name="ce127">
            <text:p>3</text:p>
          </table:table-cell>
          <table:table-cell office:value-type="float" office:value="2.4" table:style-name="ce166">
            <text:p>2.4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3" table:style-name="ce171">
            <text:p>3</text:p>
          </table:table-cell>
          <table:table-cell office:value-type="float" office:value="2.4" table:style-name="ce174">
            <text:p>2.40</text:p>
          </table:table-cell>
          <table:table-cell office:value-type="float" office:value="273" table:content-validation-name="val2" table:style-name="ce145">
            <text:p>273</text:p>
          </table:table-cell>
          <table:table-cell office:value-type="float" office:value="252.65" table:content-validation-name="val2" table:style-name="ce150">
            <text:p>252.65</text:p>
          </table:table-cell>
          <table:table-cell office:value-type="currency" office:value="749507.88" table:content-validation-name="val1" table:style-name="ce12">
            <text:p>£749,507.88</text:p>
          </table:table-cell>
          <table:table-cell office:value-type="currency" office:value="29381.19" table:content-validation-name="val1" table:style-name="ce12">
            <text:p>£29,381.19</text:p>
          </table:table-cell>
          <table:table-cell office:value-type="currency" office:value="8500" table:content-validation-name="val1" table:style-name="ce12">
            <text:p>£8,500.00</text:p>
          </table:table-cell>
          <table:table-cell office:value-type="currency" office:value="21780.55" table:content-validation-name="val1" table:style-name="ce12">
            <text:p>£21,780.55</text:p>
          </table:table-cell>
          <table:table-cell office:value-type="currency" office:value="132570.19" table:content-validation-name="val1" table:style-name="ce12">
            <text:p>£132,570.19</text:p>
          </table:table-cell>
          <table:table-cell office:value-type="currency" office:value="86485.37" table:content-validation-name="val1" table:style-name="ce12">
            <text:p>£86,485.37</text:p>
          </table:table-cell>
          <table:table-cell office:value-type="currency" office:value="1028225.18" table:style-name="ce13">
            <text:p>£1,028,225.1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5900" table:content-validation-name="val1" table:style-name="ce14">
            <text:p>£45,900.00</text:p>
          </table:table-cell>
          <table:table-cell office:value-type="currency" office:value="45900" table:style-name="ce13">
            <text:p>£45,900.00</text:p>
          </table:table-cell>
          <table:table-cell office:value-type="currency" office:value="1074125.1800000002" table:style-name="ce15">
            <text:p>£1,074,125.1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41">
            <text:p>6</text:p>
          </table:table-cell>
          <table:table-cell office:value-type="float" office:value="5.6" table:style-name="ce40">
            <text:p>5.6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95" table:style-name="ce63">
            <text:p>95</text:p>
          </table:table-cell>
          <table:table-cell office:value-type="float" office:value="93.24" table:style-name="ce65">
            <text:p>93.24</text:p>
          </table:table-cell>
          <table:table-cell office:value-type="float" office:value="7" table:style-name="ce73">
            <text:p>7</text:p>
          </table:table-cell>
          <table:table-cell office:value-type="float" office:value="6.59" table:style-name="ce75">
            <text:p>6.59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93">
            <text:p>1.0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0" table:content-validation-name="val2" table:style-name="ce109">
            <text:p>120</text:p>
          </table:table-cell>
          <table:table-cell office:value-type="float" office:value="116.12" table:content-validation-name="val2" table:style-name="ce110">
            <text:p>116.1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0" table:content-validation-name="val2" table:style-name="ce152">
            <text:p>120</text:p>
          </table:table-cell>
          <table:table-cell office:value-type="float" office:value="116.12" table:content-validation-name="val2" table:style-name="ce151">
            <text:p>116.12</text:p>
          </table:table-cell>
          <table:table-cell office:value-type="currency" office:value="310037.3" table:content-validation-name="val1" table:style-name="ce12">
            <text:p>£310,037.30</text:p>
          </table:table-cell>
          <table:table-cell office:value-type="currency" office:value="6367.5" table:content-validation-name="val1" table:style-name="ce12">
            <text:p>£6,367.5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1997.3" table:content-validation-name="val1" table:style-name="ce12">
            <text:p>£61,997.30</text:p>
          </table:table-cell>
          <table:table-cell office:value-type="currency" office:value="32429.26" table:content-validation-name="val1" table:style-name="ce12">
            <text:p>£32,429.26</text:p>
          </table:table-cell>
          <table:table-cell office:value-type="currency" office:value="410831.35999999999" table:style-name="ce13">
            <text:p>£410,831.3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10831.35999999999" table:style-name="ce15">
            <text:p>£410,831.36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9-04-24T11:04:17Z</dc:date>
  </office:meta>
</office:document-meta>
</file>